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03f57" officeooo:paragraph-rsid="00003f57"/>
    </style:style>
    <style:style style:name="P2" style:family="paragraph" style:parent-style-name="Standard">
      <style:paragraph-properties fo:text-align="start" style:justify-single-word="false"/>
      <style:text-properties officeooo:rsid="00003f57" officeooo:paragraph-rsid="00003f57"/>
    </style:style>
    <style:style style:name="P3" style:family="paragraph" style:parent-style-name="Standard">
      <style:paragraph-properties fo:text-align="start" style:justify-single-word="false"/>
      <style:text-properties style:text-underline-style="solid" style:text-underline-width="auto" style:text-underline-color="font-color" officeooo:rsid="00003f57" officeooo:paragraph-rsid="00003f57"/>
    </style:style>
    <style:style style:name="P4" style:family="paragraph" style:parent-style-name="Standard">
      <style:paragraph-properties fo:text-align="start" style:justify-single-word="false"/>
      <style:text-properties style:text-underline-style="none" officeooo:rsid="00003f57" officeooo:paragraph-rsid="00003f57"/>
    </style:style>
    <style:style style:name="T1" style:family="text">
      <style:text-properties officeooo:rsid="000084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s métaux structures et Propriétés</text:p>
      <text:p text:style-name="P1"/>
      <text:p text:style-name="P2">Niveau PCSI </text:p>
      <text:p text:style-name="P2">pré-requis : </text:p>
      <text:p text:style-name="P2"/>
      <text:p text:style-name="P2">BO:Description des modeles démpilement compact <text:s/>de spheres identiques. Maille conventionnelle CFC et ses sites interstitiels. Alliages substitution d’insertion.</text:p>
      <text:p text:style-name="P2">Biblio : Dunod PCSI Tout en un chapitre Critallographie p532</text:p>
      <text:p text:style-name="P2"/>
      <text:p text:style-name="P2">Introduction </text:p>
      <text:p text:style-name="P2"/>
      <text:p text:style-name="P2">On peut distinguer divers types de cristaux, metalliques, ioniques, moleculaires. Chacun présente des spécificités basée sur les propriétés macroscopiques des solides. <text:s/>Mais les différentes catégories ont en commun l’origine de la cohésion du solide : partage des électrons entre les différents atomes qui constituent le solide. On peut distinguer les différents cristaux de part l’extension du partage des électrons entre l’ensemble des atomes du solide et la modification de ce partage en passant à l’état liquide. Nous nous interesserons dans cette leçon aux cristaux metalliques</text:p>
      <text:p text:style-name="P2"/>
      <text:p text:style-name="P3">I. Métaux</text:p>
      <text:p text:style-name="P3"/>
      <text:p text:style-name="P3">1. Propriétés</text:p>
      <text:p text:style-name="P3"/>
      <text:p text:style-name="P4"><text:s/>On décrit les propriétés des cristaux métalliques, ductulité, malléables. Optique : opages, <text:s/>électriques : conducteurs, chimiques : reducteurs.</text:p>
      <text:p text:style-name="P4"/>
      <text:p text:style-name="P4"/>
      <text:p text:style-name="P3">2. Structure</text:p>
      <text:p text:style-name="P3"/>
      <text:p text:style-name="P4">Modèle de Drude Lorentz <text:s/>et consequences. Schema des glissement des plans dans le metal.</text:p>
      <text:p text:style-name="P4"/>
      <text:p text:style-name="P3">II. Cristaux métalliques</text:p>
      <text:p text:style-name="P3"/>
      <text:p text:style-name="P3">1 Définitions</text:p>
      <text:p text:style-name="P3"/>
      <text:p text:style-name="P4"><text:s/>On donne des définitions utiles pour l’étude des métaux : coordinence, compacité et la population</text:p>
      <text:p text:style-name="P4"/>
      <text:p text:style-name="P3">2. Construction des assemblages compacts</text:p>
      <text:p text:style-name="P3"/>
      <text:p text:style-name="P4">On décrit les empilements des sphères dures.</text:p>
      <text:p text:style-name="P4"/>
      <text:p text:style-name="P3">3. Maille conventionnelle CFC</text:p>
      <text:p text:style-name="P3"/>
      <text:p text:style-name="P4">On décrit la structure cubique face centrée. Elle résulte d’un empilement infini de plan AB et C. </text:p>
      <text:p text:style-name="P4">On décrit la maille au tableau. Utiliser un modele 3D pour décrire la maille tout en la dessinant au tableau. Insister sur le fait que la maille ne correspond pas aux faces du cube mais à la vue suivant une diagonale du cube. </text:p>
      <text:p text:style-name="P4"/>
      <text:p text:style-name="P4">On décrit la population de la maille, la coordinence, compacité et les sites cristallographique (tetraedrique et octaedrique). Observation du calcium sur vesta. </text:p>
      <text:p text:style-name="P3">Manipulation :</text:p>
      <text:p text:style-name="P4"><text:soft-page-break/>Établir le lien entre la masse volumique et la longueur des liaisons. Manipulation Mesure de la masse volumique d’un cristal éventuellement. Le Maréchal dernière version. <text:span text:style-name="T1">Ou détermination de lnongueur expérimentalement.</text:span></text:p>
      <text:p text:style-name="P4"/>
      <text:p text:style-name="P3"/>
      <text:h text:style-name="Heading_20_3" text:outline-level="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6T14:25:58.990000000</meta:creation-date>
    <dc:date>2023-06-06T16:00:08.807000000</dc:date>
    <meta:editing-duration>PT1H34M9S</meta:editing-duration>
    <meta:editing-cycles>2</meta:editing-cycles>
    <meta:generator>LibreOffice/7.5.3.2$Windows_X86_64 LibreOffice_project/9f56dff12ba03b9acd7730a5a481eea045e468f3</meta:generator>
    <meta:document-statistic meta:table-count="0" meta:image-count="0" meta:object-count="0" meta:page-count="2" meta:paragraph-count="23" meta:word-count="311" meta:character-count="2107" meta:non-whitespace-character-count="1807"/>
  </office:meta>
</office:document-meta>
</file>